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20f69" officeooo:paragraph-rsid="00120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DD = inventaire</text:p>
      <text:p text:style-name="P1"/>
      <text:p text:style-name="P1">login = romain</text:p>
      <text:p text:style-name="P1">mdp = azert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18:14:03.597080755</dc:date>
    <meta:editing-duration>PT22S</meta:editing-duration>
    <meta:editing-cycles>1</meta:editing-cycles>
    <meta:document-statistic meta:table-count="0" meta:image-count="0" meta:object-count="0" meta:page-count="1" meta:paragraph-count="3" meta:word-count="9" meta:character-count="42" meta:non-whitespace-character-count="36"/>
    <meta:generator>LibreOffice/4.3.3.2$Linux_X86_64 LibreOffice_project/430m0$Build-2</meta:generator>
  </office:meta>
</office:document-meta>
</file>